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MapperDao tutorial<text:tab/>2</text:p>
          <text:p text:style-name="P4">Downloading the source files<text:tab/>2</text:p>
          <text:p text:style-name="P4">Setting up the database connection and initializing mapperdao<text:tab/>2</text:p>
          <text:p text:style-name="P4">Creating a simple model<text:tab/>3</text:p>
          <text:p text:style-name="P4">Extending the domain model by adding attributes to products<text:tab/>7</text:p>
          <text:p text:style-name="P4">Adding categories to our products<text:tab/>10</text:p>
        </text:index-body>
      </text:table-of-content>
      <text:h text:style-name="P2" text:outline-level="1"/>
      <text:h text:style-name="P3"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1.709cm" fo:min-width="16.701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1.709cm" fo:min-width="16.701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2.321cm" fo:min-width="16.701cm"><text:p text:style-name="Standard"><text:span text:style-name="Example"><text:span text:style-name="T4">val entities = List(ProductEntity)</text:span></text:span></text:p><text:p text:style-name="Standard"><text:span text:style-name="Example"><text:span text:style-name="T4">val (jdbc, mapperDao, queryDao,txManager) = Setup.postGreSql(dataSource, entities)</text:span></text:span></text:p></draw:text-box></draw:frame></text:p>
      <text:p text:style-name="Standard">jdbc:Jdbc can be used to do low level queries/updates to the database. mapperDao:MapperDao can be used to insert/update/select/delete entities and queryDao to query for entities. txManager:PlatformTransactionManager takes care of transactions. The 'val entities' is a list of our entities, currently just ProductEntity.</text:p>
      <text:p text:style-name="Standard"><text:soft-page-break/>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884cm" fo:min-width="16.701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2.773cm" fo:min-width="16.701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surrogate id but our domain class doesn't. The id is a property of the database. Only a persisted entity contains an id. And that's also how mapperdao works. When an entity is loaded from the database, it will acquire the id via the SurrogateIntId trait. (or SurrogateLongId for entities with surrogate long id but please note that this mechanism is extensible and new traits can be used). Alternatively, if the id is not autogenerated, then it can be a field of the domain class but for this example we will use autogenerated id's. The id will be available whenever an entity is inserted or loaded from the database.</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2.773cm" fo:min-width="16.701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SurrogateIntId, 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ValuesMap) = new Product(title, description) with SurrogateIntI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SurrogateIntId,Product]. This means that the entity is of type [Product] but when loaded it is of type [Product with SurrogateIntId]. SurrogateIntId adds the 'id' field to the domain class.</text:p>
      <text:p text:style-name="Standard"/>
      <text:p text:style-name="Standard">The first mapping is the mapping of id column. It is an autogenerated key and it maps to Product.id column and Product.id field of [Product with Surrogate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ValuesMap) = new Product(title, description) with Surrogate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SurrogateIntId. <text:s/>SurrogateIntId provides the id field which gets it's value from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SurrogateIntId (or SurrogateLongId) mixed in, which again is correct since now the entity is persisted and hence contains an autogenerated id.</text:p>
      <text:p text:style-name="Standard"/>
      <text:p text:style-name="Standard">The entity object seems a bit verbose compared to other ORM tools. But this allows us a great deal of flexibility later on as we can refer to columns via their mapping, i.e. in queries we can refer to <text:soft-page-break/>ProductEntity.title or even better if we 'val p=ProductEntity' then we can refer to it via p.title. Also the constructor gives us a great deal of functionality as we can transform 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1.778cm" fo:min-width="16.701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delete (CRUD) methods and utility methods i.e. all() which retrieves all entities from the database. Those mixins can be transactional or non-transactional:</text:p>
      <text:p text:style-name="Standard"/>
      <text:p text:style-name="Standard"><draw:frame draw:style-name="fr1" draw:name="Frame12" text:anchor-type="paragraph" draw:z-index="11"><draw:text-box fo:min-height="3.013cm" fo:min-width="16.688cm"><text:p text:style-name="Standard"><text:span text:style-name="Example">abstract class ProductsDao </text:span></text:p><text:p text:style-name="Standard"><text:span text:style-name="Example"><text:tab/>extends TransactionalSurrogateIntIdCRUD[Product] </text:span></text:p><text:p text:style-name="Standard"><text:span text:style-name="Example"><text:tab/>with Surrogate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Surrogate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text:span></text:p>
      <text:p text:style-name="Standard"><text:span text:style-name="Example">// Product with SurrogateIntId</text:span></text:p>
      <text:p text:style-name="Standard"><text:span text:style-name="Example">create(product):Product with SurrogateIntId </text:span></text:p>
      <text:p text:style-name="Standard"><text:span text:style-name="Example"/></text:p>
      <text:p text:style-name="Standard"><text:span text:style-name="Example">// updates a product – if product is mutable</text:span></text:p>
      <text:p text:style-name="Standard"><text:span text:style-name="Example">update(product with IntId): Product with SurrogateIntId</text:span></text:p>
      <text:p text:style-name="Standard"><text:span text:style-name="Example"/></text:p>
      <text:p text:style-name="Standard"><text:span text:style-name="Example">// updates oldProduct to it's newProduct value – for immutable classes</text:span></text:p>
      <text:p text:style-name="Standard"><text:span text:style-name="Example">update(oldProduct,newProduct): Product with SurrogateIntId</text:span></text:p>
      <text:p text:style-name="Standard"><text:span text:style-name="Example"/></text:p>
      <text:p text:style-name="Standard"><text:span text:style-name="Example">// retrieve a product by it's int id</text:span></text:p>
      <text:p text:style-name="Standard"><text:span text:style-name="Example">retrieve(pk:Int):Product with SurrogateIntId</text:span></text:p>
      <text:p text:style-name="Standard"><text:span text:style-name="Example"/></text:p>
      <text:p text:style-name="Standard"><text:span text:style-name="Example">// delete a product</text:span></text:p>
      <text:p text:style-name="Standard"><text:span text:style-name="Example">delete(Product with SurrogateIntId):Product</text:span></text:p>
      <text:p text:style-name="Standard"><text:span text:style-name="Example"/></text:p>
      <text:p text:style-name="Standard"><text:span text:style-name="Example">// delete a product by it's id</text:span></text:p>
      <text:p text:style-name="Standard"><text:span text:style-name="Example">delete(id:Int):Unit</text:span></text:p>
      <text:p text:style-name="Standard"><text:soft-page-break/><text:span text:style-name="Example"/></text:p>
      <text:p text:style-name="Standard"><text:span text:style-name="Example">// returns all products</text:span></text:p>
      <text:p text:style-name="Standard"><text:span text:style-name="Example">all:List[Product with SurrogateIntId] </text:span></text:p>
      <text:p text:style-name="Standard"><text:span text:style-name="Example"/></text:p>
      <text:p text:style-name="Standard"><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Surrogate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 In addition, there are other traits for the most common primary keys but also all of them inherit from CRUD and TransactionalCRUD and hence all kinds of dao's can be implemented using those traits.</text:p>
      <text:p text:style-name="Standard"/>
      <text:p text:style-name="Standard">Now we can instantiate our dao and inject it's dependencies.</text:p>
      <text:p text:style-name="Standard"><draw:frame draw:style-name="fr1" draw:name="Frame11" text:anchor-type="paragraph" draw:z-index="10"><draw:text-box fo:min-height="0.499cm" fo:min-width="2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 For mutable entities, if the entity is mutated then a productsDao.update(entity) will do.</text:p>
      <text:p text:style-name="Standard"/>
      <text:p text:style-name="Standard">Lets see an example of some operations:</text:p>
      <text:p text:style-name="Standard"><draw:frame draw:style-name="fr1" draw:name="Frame10" text:anchor-type="paragraph" draw:z-index="9"><draw:text-box fo:min-height="0.499cm" fo:min-width="2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Surrogate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oft-page-break/><text:span text:style-name="Example"/></text:p>
      <text:p text:style-name="Standard">MapperDao contains strong support for pagination in all supported databases. We can fetch a page of all the data for an entity or a page of data on that same entity.</text:p>
      <text:p text:style-name="Standard"/>
      <text:p text:style-name="Standard">Back to queryDao now, we can also do all short of queries using the query DSL.</text:p>
      <text:p text:style-name="Standard"/>
      <text:p text:style-name="Standard"><draw:frame draw:style-name="fr1" draw:name="Frame9" text:anchor-type="paragraph" draw:z-index="8"><draw:text-box fo:min-height="2.773cm" fo:min-width="16.674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Surrogate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text:span><text:span text:style-name="Example">// returns List[Product with Surrogate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5.242cm" fo:min-width="16.753cm"><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Surrogate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extra information for the products. For a start, our products have attributes, an attribute been a key/value pair. Each product can have 1 or more attributes and attributes are shared by products. i.e. many products can have the attribute colour=red. We'll create this as a many-to-many relationship. Lets <text:soft-page-break/>see our extended domain model:</text:p>
      <text:p text:style-name="Standard"><draw:frame draw:style-name="fr1" draw:name="Frame7" text:anchor-type="paragraph" draw:z-index="6"><draw:text-box fo:min-height="3.464cm" fo:min-width="16.727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499cm" fo:min-width="2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draw:z-index="4"><draw:text-box fo:min-height="0.499cm" fo:min-width="2cm"><text:p text:style-name="Standard"/><text:p text:style-name="Standard"><text:span text:style-name="Example">object ProductEntity extends Entity[Surrogat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SurrogateIntI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 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499cm" fo:min-width="2cm"><text:p text:style-name="Standard"><text:span text:style-name="Example">object </text:span><text:span text:style-name="Example"><text:span text:style-name="T1">AttributeEntity</text:span></text:span><text:span text:style-name="Example"> extends Entity[Surrogate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SurrogateIntI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oft-page-break/><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499cm" fo:min-width="2cm"><text:p text:style-name="Standard"><text:span text:style-name="Example">abstract class AttributesDao extends </text:span></text:p><text:p text:style-name="Standard"><text:span text:style-name="Example"><text:tab/><text:tab/>TransactionalSurrogate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 returns </text:span><text:span text:style-name="Example"><text:span text:style-name="T3">Attribute with SurrogateIntId</text:span></text:span></text:p><text:p text:style-name="Standard"><text:span text:style-name="Example"><text:tab/></text:span><text:span text:style-name="Example"><text:span text:style-name="T1">def getOrCreate(name: String, value: String)</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SurrogateIntIdCRUD trait. The return value of create(Attribute(name, value)) is an Attribute with Surrogate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499cm" fo:min-width="2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soft-page-break/></text:p>
      <text:p text:style-name="Standard">Finally, having our entities sorted out, we can do various queries, always importing Query._ so that the query DSL is in scope:</text:p>
      <text:p text:style-name="Standard"/>
      <text:p text:style-name="Standard"><draw:frame draw:style-name="fr2" draw:name="Frame1" text:anchor-type="paragraph" draw:z-index="0"><draw:text-box fo:min-height="0.499cm" fo:min-width="2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SurrogateIntId]</text:span></text:p><text:p text:style-name="Standard"><text:span text:style-name="Example">val l=queryDao.query(select from p) </text:span></text:p><text:p text:style-name="Standard"><text:span text:style-name="Example"/></text:p><text:p text:style-name="Standard"><text:span text:style-name="Example">// get a List[Product with </text:span><text:span text:style-name="Example">Surrogate</text:span><text:span text:style-name="Example">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text:soft-page-break/>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6.724cm" fo:min-width="16.642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p>
      <text:p text:style-name="Standard">Lets now modify our domain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6.724cm" fo:min-width="16.642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draw:z-index="20"><draw:text-box fo:min-height="6.724cm" fo:min-width="16.642cm"><text:p text:style-name="Standard"><text:span text:style-name="Example">object ProductEntity extends Entity[</text:span><text:span text:style-name="Example">Surrogate</text:span><text:span text:style-name="Exampl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SurrogateIntI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text:span><text:span text:style-name="Example">Surrogate</text:span><text:span text:style-name="Example">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Surrogate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text:span></text:span><text:span text:style-name="Example"><text:span text:style-name="T3">Surrogate</text:span></text:span><text:span text:style-name="Example"><text:span text:style-name="T3">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_.name&lt;_.name)</text:span></text:span><text:span text:style-name="Example"><text:span text:style-name="T3">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draw:z-index="21"><draw:text-box fo:min-height="6.724cm" fo:min-width="16.642cm"><text:p text:style-name="Standard"><text:span text:style-name="Example">abstract class CategoriesDao extends </text:span></text:p><text:p text:style-name="Standard"><text:span text:style-name="Example"><text:tab/>Transactional</text:span><text:span text:style-name="Example">Surrogate</text:span><text:span text:style-name="Example">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5.38cm" fo:min-width="17.127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9-28T19:09:47</dc:date>
    <dc:creator>Konstantinos Kougios</dc:creator>
    <meta:editing-duration>P2DT16H21M21S</meta:editing-duration>
    <meta:editing-cycles>369</meta:editing-cycles>
    <meta:generator>LibreOffice/3.5$Linux_X86_64 LibreOffice_project/350m1$Build-2</meta:generator>
    <meta:document-statistic meta:table-count="0" meta:image-count="0" meta:object-count="0" meta:page-count="14" meta:paragraph-count="343" meta:word-count="3420" meta:character-count="23887" meta:non-whitespace-character-count="20524"/>
  </office:meta>
</office:document-meta>
</file>